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E1FC6D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2.296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1cm" fo:min-width="2.677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.621cm" svg:height="1.62cm" svg:x="3.492cm" svg:y="0.3cm">
              <draw:image xlink:href="Pictures/100002010000008000000080E1FC6D83.png" xlink:type="simple" xlink:show="embed" xlink:actuate="onLoad">
                <text:p/>
              </draw:image>
            </draw:frame>
            <draw:frame draw:style-name="gr1" draw:text-style-name="P1" draw:layer="layout" svg:width="1.621cm" svg:height="1.62cm" svg:x="3.312cm" svg:y="0.48cm">
              <draw:image xlink:href="Pictures/100002010000008000000080E1FC6D83.png" xlink:type="simple" xlink:show="embed" xlink:actuate="onLoad">
                <text:p/>
              </draw:image>
            </draw:frame>
            <draw:frame draw:style-name="gr1" draw:text-style-name="P1" draw:layer="layout" svg:width="1.621cm" svg:height="1.62cm" svg:x="3.149cm" svg:y="0.633cm">
              <draw:image xlink:href="Pictures/100002010000008000000080E1FC6D83.png" xlink:type="simple" xlink:show="embed" xlink:actuate="onLoad">
                <text:p/>
              </draw:image>
            </draw:frame>
          </draw:g>
          <draw:frame draw:style-name="gr2" draw:text-style-name="P3" draw:layer="layout" svg:width="3.938cm" svg:height="0.716cm" svg:x="2.162cm" svg:y="2.384cm">
            <draw:text-box>
              <text:p text:style-name="P2"><text:span text:style-name="T1">Change Orders</text:span></text:p>
            </draw:text-box>
          </draw:frame>
        </draw:g>
        <draw:custom-shape draw:style-name="gr3" draw:text-style-name="P4" draw:layer="layout" svg:width="5.1cm" svg:height="1.5cm" svg:x="9cm" svg:y="6.7cm">
          <text:p text:style-name="P4"><text:span text:style-name="T2">Structural Learning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0.38cm" svg:height="0.381cm" svg:x="18.332cm" svg:y="7.22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1" draw:layer="layout" svg:width="0.38cm" svg:height="0.381cm" svg:x="19.092cm" svg:y="6.1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1" draw:layer="layout" svg:width="0.381cm" svg:height="0.381cm" svg:x="19.51cm" svg:y="7.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1" draw:layer="layout" svg:width="0.381cm" svg:height="0.38cm" svg:x="19.51cm" svg:y="8.44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5" draw:text-style-name="P1" draw:layer="layout" svg:x1="19.32cm" svg:y1="6.54cm" svg:x2="19.7cm" svg:y2="7.301cm">
              <text:p/>
            </draw:line>
            <draw:line draw:style-name="gr5" draw:text-style-name="P1" draw:layer="layout" svg:x1="19.092cm" svg:y1="6.464cm" svg:x2="18.56cm" svg:y2="7.225cm">
              <text:p/>
            </draw:line>
            <draw:line draw:style-name="gr5" draw:text-style-name="P1" draw:layer="layout" svg:x1="19.701cm" svg:y1="7.681cm" svg:x2="19.701cm" svg:y2="8.442cm">
              <text:p/>
            </draw:line>
          </draw:g>
          <draw:frame draw:style-name="gr6" draw:text-style-name="P2" draw:layer="layout" svg:width="4.177cm" svg:height="0.725cm" svg:x="17.023cm" svg:y="8.974cm">
            <draw:text-box>
              <text:p><text:span text:style-name="T1">Network Structure</text:span></text:p>
            </draw:text-box>
          </draw:frame>
        </draw:g>
        <draw:line draw:style-name="gr5" draw:text-style-name="P1" draw:layer="layout" svg:x1="14.5cm" svg:y1="7.5cm" svg:x2="17.5cm" svg:y2="7.5cm">
          <text:p/>
        </draw:line>
        <draw:line draw:style-name="gr5" draw:text-style-name="P1" draw:layer="layout" svg:x1="4.8cm" svg:y1="10cm" svg:x2="8.8cm" svg:y2="12cm">
          <text:p/>
        </draw:line>
        <draw:line draw:style-name="gr5" draw:text-style-name="P1" draw:layer="layout" svg:x1="19.3cm" svg:y1="9.9cm" svg:x2="14.3cm" svg:y2="12cm">
          <text:p/>
        </draw:line>
        <draw:custom-shape draw:style-name="gr7" draw:text-style-name="P4" draw:layer="layout" svg:width="5.5cm" svg:height="2cm" svg:x="8.8cm" svg:y="11.5cm">
          <text:p text:style-name="P4"><text:span text:style-name="T2">Weka </text:span></text:p>
          <text:p text:style-name="P4"><text:span text:style-name="T2">Simple Estim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8" draw:text-style-name="P1" draw:layer="layout" svg:width="0.381cm" svg:height="0.38cm" svg:x="10.568cm" svg:y="18.40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" draw:layer="layout" svg:width="0.381cm" svg:height="0.38cm" svg:x="11.329cm" svg:y="17.3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381cm" svg:height="0.38cm" svg:x="11.747cm" svg:y="18.4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381cm" svg:height="0.38cm" svg:x="11.747cm" svg:y="19.61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5" draw:text-style-name="P1" draw:layer="layout" svg:x1="11.557cm" svg:y1="17.719cm" svg:x2="11.937cm" svg:y2="18.479cm">
              <text:p/>
            </draw:line>
            <draw:line draw:style-name="gr5" draw:text-style-name="P1" draw:layer="layout" svg:x1="11.329cm" svg:y1="17.643cm" svg:x2="10.796cm" svg:y2="18.403cm">
              <text:p/>
            </draw:line>
            <draw:line draw:style-name="gr5" draw:text-style-name="P1" draw:layer="layout" svg:x1="11.938cm" svg:y1="18.859cm" svg:x2="11.938cm" svg:y2="19.619cm">
              <text:p/>
            </draw:line>
          </draw:g>
          <draw:frame draw:style-name="gr9" draw:text-style-name="P2" draw:layer="layout" svg:width="6.297cm" svg:height="0.725cm" svg:x="8.2cm" svg:y="20.2cm">
            <draw:text-box>
              <text:p><text:span text:style-name="T1">Bayesian Network with CPTs</text:span></text:p>
            </draw:text-box>
          </draw:frame>
        </draw:g>
        <draw:line draw:style-name="gr5" draw:text-style-name="P1" draw:layer="layout" svg:x1="5.7cm" svg:y1="7.5cm" svg:x2="8.7cm" svg:y2="7.5cm">
          <text:p/>
        </draw:line>
        <draw:line draw:style-name="gr5" draw:text-style-name="P1" draw:layer="layout" svg:x1="11.5cm" svg:y1="13.5cm" svg:x2="11.5cm" svg:y2="17cm">
          <text:p/>
        </draw:line>
        <draw:custom-shape draw:style-name="gr3" draw:text-style-name="P4" draw:layer="layout" svg:width="5.1cm" svg:height="1.5cm" svg:x="1.581cm" svg:y="4.309cm">
          <text:p text:style-name="P4"><text:span text:style-name="T2">Data Preprocessing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cm" svg:y1="3.1cm" svg:x2="4cm" svg:y2="4.3cm">
          <text:p/>
        </draw:line>
        <draw:g>
          <draw:frame draw:style-name="gr1" draw:text-style-name="P1" draw:layer="layout" svg:width="1.621cm" svg:height="1.62cm" svg:x="3.492cm" svg:y="6.9cm">
            <draw:image xlink:href="Pictures/100002010000008000000080E1FC6D83.png" xlink:type="simple" xlink:show="embed" xlink:actuate="onLoad">
              <text:p/>
            </draw:image>
          </draw:frame>
          <draw:frame draw:style-name="gr1" draw:text-style-name="P1" draw:layer="layout" svg:width="1.621cm" svg:height="1.62cm" svg:x="3.312cm" svg:y="7.08cm">
            <draw:image xlink:href="Pictures/100002010000008000000080E1FC6D83.png" xlink:type="simple" xlink:show="embed" xlink:actuate="onLoad">
              <text:p/>
            </draw:image>
          </draw:frame>
          <draw:g>
            <draw:frame draw:style-name="gr1" draw:text-style-name="P1" draw:layer="layout" svg:width="1.621cm" svg:height="1.62cm" svg:x="3.321cm" svg:y="7.233cm">
              <draw:image xlink:href="Pictures/100002010000008000000080E1FC6D83.png" xlink:type="simple" xlink:show="embed" xlink:actuate="onLoad">
                <text:p/>
              </draw:image>
            </draw:frame>
            <draw:frame draw:style-name="gr2" draw:text-style-name="P3" draw:layer="layout" svg:width="3.338cm" svg:height="0.725cm" svg:x="2.462cm" svg:y="8.984cm">
              <draw:text-box>
                <text:p text:style-name="P2"><text:span text:style-name="T1">Training Data</text:span></text:p>
              </draw:text-box>
            </draw:frame>
          </draw:g>
        </draw:g>
        <draw:line draw:style-name="gr5" draw:text-style-name="P1" draw:layer="layout" svg:x1="4cm" svg:y1="5.8cm" svg:x2="4cm" svg:y2="7cm">
          <text:p/>
        </draw:line>
      </draw:page>
      <draw:page draw:name="page2" draw:style-name="dp1" draw:master-page-name="Default">
        <draw:g>
          <draw:custom-shape draw:style-name="gr4" draw:text-style-name="P1" draw:layer="layout" svg:width="0.5cm" svg:height="0.5cm" svg:x="5.7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5cm" svg:height="0.5cm" svg:x="6.7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cm" svg:height="0.5cm" svg:x="7.2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cm" svg:height="0.5cm" svg:x="7.25cm" svg:y="8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5" draw:text-style-name="P1" draw:layer="layout" svg:x1="7cm" svg:y1="5.6cm" svg:x2="7.5cm" svg:y2="6.6cm">
            <text:p/>
          </draw:line>
          <draw:line draw:style-name="gr5" draw:text-style-name="P1" draw:layer="layout" svg:x1="6.7cm" svg:y1="5.5cm" svg:x2="6cm" svg:y2="6.5cm">
            <text:p/>
          </draw:line>
          <draw:line draw:style-name="gr5" draw:text-style-name="P1" draw:layer="layout" svg:x1="7.5cm" svg:y1="7.1cm" svg:x2="7.5cm" svg:y2="8.1cm">
            <text:p/>
          </draw:line>
        </draw:g>
        <draw:g>
          <draw:custom-shape draw:style-name="gr8" draw:text-style-name="P1" draw:layer="layout" svg:width="0.5cm" svg:height="0.5cm" svg:x="10.6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1" draw:layer="layout" svg:width="0.5cm" svg:height="0.5cm" svg:x="11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cm" svg:height="0.5cm" svg:x="12.1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cm" svg:height="0.5cm" svg:x="12.15cm" svg:y="8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5" draw:text-style-name="P1" draw:layer="layout" svg:x1="11.9cm" svg:y1="5.6cm" svg:x2="12.4cm" svg:y2="6.6cm">
            <text:p/>
          </draw:line>
          <draw:line draw:style-name="gr5" draw:text-style-name="P1" draw:layer="layout" svg:x1="11.6cm" svg:y1="5.5cm" svg:x2="10.9cm" svg:y2="6.5cm">
            <text:p/>
          </draw:line>
          <draw:line draw:style-name="gr5" draw:text-style-name="P1" draw:layer="layout" svg:x1="12.4cm" svg:y1="7.1cm" svg:x2="12.4cm" svg:y2="8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rah Nadi</meta:initial-creator>
    <meta:creation-date>2010-12-06T19:52:44</meta:creation-date>
    <dc:date>2010-12-06T21:31:48</dc:date>
    <dc:creator>Sarah Nadi</dc:creator>
    <meta:editing-duration>PT01H05M04S</meta:editing-duration>
    <meta:editing-cycles>2</meta:editing-cycles>
    <meta:generator>OpenOffice.org/3.2$Linux OpenOffice.org_project/320m12$Build-9483</meta:generator>
    <meta:document-statistic meta:object-count="58"/>
  </office:meta>
</office:document-meta>
</file>